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dce34"/>
    </style:style>
    <style:style style:name="P2" style:family="paragraph" style:parent-style-name="Standard">
      <style:text-properties officeooo:paragraph-rsid="001dce34"/>
    </style:style>
    <style:style style:name="P3" style:family="paragraph" style:parent-style-name="Quotations">
      <style:text-properties officeooo:paragraph-rsid="001e8c53"/>
    </style:style>
    <style:style style:name="P4" style:family="paragraph" style:parent-style-name="Text_20_body" style:list-style-name="L1"/>
    <style:style style:name="T1" style:family="text">
      <style:text-properties officeooo:rsid="001dce3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line-break/><text:line-break/>“E aí, minha gente conectada!<text:line-break/>Bem-vindos ao <text:span text:style-name="Emphasis">Simplifica, IA!</text:span> — o podcast que tira o medo da tecnologia e ainda arranca umas risadas.<text:line-break/>Eu sou o Arturito Algoritmo, seu guia pelo mundo da inteligência artificial…<text:line-break/>E hoje eu te pergunto: <text:span text:style-name="Strong_20_Emphasis">você já usou IA hoje?</text:span><text:line-break/>Prepare-se, porque a resposta pode te surpreender!”<text:line-break/>“A gente cresce ouvindo histórias de filmes com robôs dominando o mundo…<text:line-break/>Mas, na real, a IA tá aqui, pertinho da gente, funcionando no piloto-automático.<text:line-break/>Hoje eu vou te mostrar <text:span text:style-name="Strong_20_Emphasis">onde</text:span> e <text:span text:style-name="Strong_20_Emphasis">como</text:span> ela age — e por que isso é bom pra você.”<text:line-break/>“Sabe quando você fala ‘Alexa, toca aquela música’ ou ‘Ei, Siri, qual a previsão do tempo?’<text:line-break/>Adivinha quem tá ouvindo? Sim, a IA!<text:line-break/>E do outro lado, nos seus apps favoritos — TikTok, Spotify, Netflix — é a mesma história.<text:line-break/>Cada like, cada replay, cada vídeo pulado… tudo vira dado que alimenta um algoritmo.<text:line-break/>Aí, puf!<text:line-break/>Ele te entrega aquele conteúdo que parece ler sua mente.<text:line-break/>É como ter um amigo nerd que recomenda <text:span text:style-name="Strong_20_Emphasis">exatamente</text:span> o que você quer assistir ou ouvir.”<text:line-break/>“E não para por aí…<text:line-break/>Seu celular: câmeras que corrigem luz, foco, até te deixam mais bonitão na selfie. Tudo IA.<text:line-break/>Seu banco: notificações de ‘atividade suspeita’? Inteligência artificial blindando sua conta 24/7.<text:line-break/>Seu trajeto: Waze e Google Maps desviando do trânsito pesado em tempo real? Adivinhe… IA de novo.<text:line-break/>Ela tá no seu bolso, no seu extrato bancário e até no volante virtual do seu app de GPS.”</text:p>
      <text:p text:style-name="P3">“Agora, presta atenção nisso:<text:line-break/>Quando você digita um e-mail e o Gmail sugere como terminar a frase… IA.<text:line-break/>Quando o YouTube remove conteúdos impróprios antes de você ver… IA.<text:line-break/>Quando o Instagram marca automático os amigos na foto… IA de novo!<text:line-break/>E lá nos bastidores, hospitais usam IA pra diagnosticar doenças mais rápido, fazendas preveem colheitas, call-centers usam ‘robô’ que parece gente…<text:line-break/>É uma força invisível, mas que move muita coisa!”<text:line-break/>“Então, pessoal, se você pensava que IA era coisa de ficção científica…<text:line-break/>surpresa!<text:line-break/>Ela tá no seu dia a dia: no celular, na playlist, no trajeto pra casa — até no café (bem, quase lá…).<text:line-break/>Aqui no <text:span text:style-name="Emphasis">Simplifica, IA!</text:span>, a missão é descomplicar essa tecnologia e mostrar como ela pode tornar sua vida mais fácil — sem robôs malignos, só muita praticidade.<text:line-break/>Curtiu esse episódio? Então compartilha com aquele amigo que ainda acha que IA é só ‘robô malvado’!<text:line-break/>Siga o podcast na sua plataforma preferida, e fique ligado…<text:line-break/>vem muito mais por aí!<text:line-break/>Eu sou o Arturito Algoritmo e me despeço até o próximo episódio.<text:line-break/>E lembre-se: se parece mágica, provavelmente é IA!<text:line-break/>Tchau, tchau!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09:41:28.023000000</meta:creation-date>
    <dc:date>2025-05-22T09:24:07.435000000</dc:date>
    <meta:editing-duration>PT1H14M44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2" meta:word-count="428" meta:character-count="2486" meta:non-whitespace-character-count="2052"/>
  </office:meta>
</office:document-meta>
</file>